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family="paragraph">
      <style:paragraph-properties fo:break-before="page"/>
    </style:style>
    <style:style style:name="P2" style:parent-style-name="Paragraphedeliste" style:list-style-name="LFO4" style:family="paragraph">
      <style:text-properties fo:color="#70AD47"/>
    </style:style>
    <style:style style:name="P3" style:parent-style-name="Paragraphedeliste" style:list-style-name="LFO4" style:family="paragraph">
      <style:text-properties fo:color="#70AD47"/>
    </style:style>
    <style:style style:name="P4" style:parent-style-name="Paragraphedeliste" style:list-style-name="LFO4" style:family="paragraph">
      <style:text-properties fo:color="#70AD47"/>
    </style:style>
    <style:style style:name="P5" style:parent-style-name="Paragraphedeliste" style:list-style-name="LFO4" style:family="paragraph">
      <style:text-properties fo:color="#70AD47"/>
    </style:style>
    <style:style style:name="P6" style:parent-style-name="Paragraphedeliste" style:list-style-name="LFO4" style:family="paragraph">
      <style:text-properties fo:color="#70AD47"/>
    </style:style>
    <style:style style:name="P7" style:parent-style-name="Paragraphedeliste" style:list-style-name="LFO4" style:family="paragraph">
      <style:text-properties fo:color="#FF0000"/>
    </style:style>
    <style:style style:name="P8" style:parent-style-name="Paragraphedeliste" style:list-style-name="LFO4" style:family="paragraph">
      <style:text-properties fo:color="#70AD47"/>
    </style:style>
    <style:style style:name="P9" style:parent-style-name="Paragraphedeliste" style:list-style-name="LFO4" style:family="paragraph">
      <style:text-properties fo:color="#70AD47"/>
    </style:style>
    <style:style style:name="P10" style:parent-style-name="Paragraphedeliste" style:list-style-name="LFO4" style:family="paragraph">
      <style:text-properties fo:color="#FF0000"/>
    </style:style>
    <style:style style:name="P11" style:parent-style-name="Paragraphedeliste" style:list-style-name="LFO4" style:family="paragraph"/>
    <style:style style:name="T12" style:parent-style-name="Policepardéfaut" style:family="text">
      <style:text-properties fo:color="#70AD47"/>
    </style:style>
    <style:style style:name="T13" style:parent-style-name="Policepardéfaut" style:family="text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/>
    </style:style>
    <style:style style:name="P16" style:parent-style-name="Paragraphedeliste" style:list-style-name="LFO4" style:family="paragraph"/>
    <style:style style:name="T17" style:parent-style-name="Policepardéfaut" style:family="text">
      <style:text-properties fo:color="#70AD47"/>
    </style:style>
    <style:style style:name="P18" style:parent-style-name="Paragraphedeliste" style:list-style-name="LFO2" style:family="paragraph">
      <style:text-properties fo:color="#FF0000"/>
    </style:style>
    <style:style style:name="P19" style:parent-style-name="Paragraphedeliste" style:list-style-name="LFO2" style:family="paragraph"/>
    <style:style style:name="T20" style:parent-style-name="Policepardéfaut" style:family="text">
      <style:text-properties fo:color="#FF0000"/>
    </style:style>
  </office:automatic-styles>
  <office:body>
    <office:text text:use-soft-page-breaks="true">
      <text:p text:style-name="P1">Rapport de 30<text:s/>pages, fait pas<text:s/>Tom Monbord lors de son stage chez WorldCast System à Mérignac</text:p>
      <text:p text:style-name="Paragraphedeliste"/>
      <text:p text:style-name="Paragraphedeliste"/>
      <text:p text:style-name="Paragraphedeliste">Contenue :</text:p>
      <text:list text:style-name="LFO4" text:continue-numbering="true">
        <text:list-item>
          <text:p text:style-name="P2">L’organigramme de l’entreprise très sympa<text:s/></text:p>
        </text:list-item>
        <text:list-item>
          <text:p text:style-name="P3">Très bonne contextualisation avec des images<text:s/></text:p>
        </text:list-item>
        <text:list-item>
          <text:p text:style-name="P4">Chronologie bien respectée<text:s/></text:p>
        </text:list-item>
        <text:list-item>
          <text:p text:style-name="P5">Présentation de la tâche<text:s/></text:p>
        </text:list-item>
        <text:list-item>
          <text:p text:style-name="P6">Capture d’écran du gitlab et de ses commits</text:p>
        </text:list-item>
        <text:list-item>
          <text:p text:style-name="P7">Recontextualisation de ce qu’est la méthode agile</text:p>
        </text:list-item>
        <text:list-item>
          <text:p text:style-name="P8">Figures de qualité qui appuie sa bonne façon de travailler<text:s/></text:p>
        </text:list-item>
        <text:list-item>
          <text:p text:style-name="P9">Explication précise de son arborescence de travail<text:s/></text:p>
        </text:list-item>
        <text:list-item>
          <text:p text:style-name="P10">Explication des technos utilisé<text:s/>(notamment les acronymes car la définition a été faite bien avant)<text:s/></text:p>
        </text:list-item>
        <text:list-item>
          <text:p text:style-name="P11"><text:span text:style-name="T12">Très bien pour objectif et problème rencontre pdt le sprint<text:s/></text:span><text:span text:style-name="T13">par contre<text:s/></text:span><text:span text:style-name="T14">pas de</text:span><text:span text:style-name="T15"><text:s/>résultat attendu…<text:s/></text:span></text:p>
        </text:list-item>
        <text:list-item>
          <text:p text:style-name="P16"><text:span text:style-name="T17">Très bonne conclusion avec plusieurs bilans<text:s/></text:span></text:p>
        </text:list-item>
      </text:list>
      <text:p text:style-name="Paragraphedeliste"/>
      <text:p text:style-name="Paragraphedeliste">Forme :</text:p>
      <text:p text:style-name="Paragraphedeliste"/>
      <text:list text:style-name="LFO2" text:continue-numbering="true">
        <text:list-item>
          <text:p text:style-name="P18">Pas d’alinéa (mais parfois ils sont la on sait pas pq)<text:s/></text:p>
        </text:list-item>
        <text:list-item>
          <text:p text:style-name="P19"><text:span text:style-name="T20">(p.6 introduction format d’écriture mal adapté)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touro Maxime</meta:initial-creator>
    <dc:creator>Montouro Maxime</dc:creator>
    <meta:creation-date>2024-02-09T10:23:00Z</meta:creation-date>
    <dc:date>2024-02-09T12:57:00Z</dc:date>
    <meta:template xlink:href="Normal" xlink:type="simple"/>
    <meta:editing-cycles>4</meta:editing-cycles>
    <meta:editing-duration>PT9240S</meta:editing-duration>
    <meta:document-statistic meta:page-count="1" meta:paragraph-count="1" meta:word-count="124" meta:character-count="811" meta:row-count="5" meta:non-whitespace-character-count="688"/>
  </office:meta>
</office:document-meta>
</file>